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E000001698F2196869289F33C.png" manifest:media-type="image/png"/>
  <manifest:file-entry manifest:full-path="Pictures/100000010000013400000104B5EA9818AC4BCC77.png" manifest:media-type="image/png"/>
  <manifest:file-entry manifest:full-path="Pictures/1000000100000259000001AF2EEE52B49288FA20.png" manifest:media-type="image/png"/>
  <manifest:file-entry manifest:full-path="Pictures/100000010000010E0000010630A0907551D81A0B.png" manifest:media-type="image/png"/>
  <manifest:file-entry manifest:full-path="Pictures/10000001000004B0000004D698F63090FEEDC206.png" manifest:media-type="image/png"/>
  <manifest:file-entry manifest:full-path="Pictures/100000010000012C0000012CCEB553DC837F6D9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gr6" style:family="graphic" style:parent-style-name="objectwithoutfill">
      <style:graphic-properties draw:marker-end="Arrowheads_20_5" draw:marker-end-width="0.3cm" draw:fill="none" draw:textarea-vertical-align="middle"/>
    </style:style>
    <style:style style:name="gr7" style:family="graphic" style:parent-style-name="objectwithoutfill">
      <style:graphic-properties draw:marker-end="Arrowheads_20_6" draw:marker-end-width="0.3cm" draw:fill="none" draw:textarea-vertical-align="middle"/>
    </style:style>
    <style:style style:name="gr8" style:family="graphic" style:parent-style-name="objectwithoutfill">
      <style:graphic-properties draw:marker-end="Arrowheads_20_7" draw:marker-end-width="0.3cm" draw:fill="none" draw:textarea-vertical-align="middle"/>
    </style:style>
    <style:style style:name="gr9" style:family="graphic" style:parent-style-name="objectwithoutfill">
      <style:graphic-properties draw:marker-end="Arrowheads_20_8" draw:marker-end-width="0.3cm" draw:fill="none" draw:textarea-vertical-align="middle"/>
    </style:style>
    <style:style style:name="gr10" style:family="graphic" style:parent-style-name="objectwithoutfill">
      <style:graphic-properties draw:marker-end="Arrowheads_20_9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style:text-properties fo:font-size="8pt"/>
    </style:style>
    <style:style style:name="P7" style:family="paragraph">
      <loext:graphic-properties draw:fill="none" draw:fill-color="#ffffff"/>
      <style:text-properties fo:font-size="8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.905cm" svg:height="1.905cm" svg:x="7.825cm" svg:y="11.477cm">
          <draw:image xlink:href="Pictures/100000010000012C0000012CCEB553DC837F6D92.png" xlink:type="simple" xlink:show="embed" xlink:actuate="onLoad" draw:mime-type="image/png">
            <text:p/>
          </draw:image>
        </draw:frame>
        <draw:frame draw:style-name="gr1" draw:text-style-name="P1" xml:id="id7" draw:id="id7" draw:layer="layout" svg:width="2.037cm" svg:height="2.102cm" svg:x="4.882cm" svg:y="2.073cm">
          <draw:image xlink:href="Pictures/10000001000004B0000004D698F63090FEEDC206.png" xlink:type="simple" xlink:show="embed" xlink:actuate="onLoad" draw:mime-type="image/png">
            <text:p/>
          </draw:image>
        </draw:frame>
        <draw:frame draw:style-name="gr1" draw:text-style-name="P1" xml:id="id5" draw:id="id5" draw:layer="layout" svg:width="1.469cm" svg:height="1.516cm" svg:x="1.522cm" svg:y="5.516cm">
          <draw:image xlink:href="Pictures/10000001000004B0000004D698F63090FEEDC206.png" xlink:type="simple" xlink:show="embed" xlink:actuate="onLoad" draw:mime-type="image/png">
            <text:p/>
          </draw:image>
        </draw:frame>
        <draw:frame draw:style-name="gr1" draw:text-style-name="P1" xml:id="id6" draw:id="id6" draw:layer="layout" svg:width="1.538cm" svg:height="1.587cm" svg:x="7.972cm" svg:y="5.128cm">
          <draw:image xlink:href="Pictures/10000001000004B0000004D698F63090FEEDC206.png" xlink:type="simple" xlink:show="embed" xlink:actuate="onLoad" draw:mime-type="image/png">
            <text:p/>
          </draw:image>
        </draw:frame>
        <draw:frame draw:style-name="gr1" draw:text-style-name="P1" xml:id="id8" draw:id="id8" draw:layer="layout" svg:width="1.734cm" svg:height="1.683cm" svg:x="14.857cm" svg:y="4.714cm">
          <draw:image xlink:href="Pictures/100000010000010E0000010630A0907551D81A0B.png" xlink:type="simple" xlink:show="embed" xlink:actuate="onLoad" draw:mime-type="image/png">
            <text:p/>
          </draw:image>
        </draw:frame>
        <draw:g xml:id="id2" draw:id="id2">
          <draw:g>
            <draw:g>
              <draw:frame draw:style-name="gr1" draw:text-style-name="P1" draw:layer="layout" svg:width="2.32cm" svg:height="1.664cm" svg:x="2.474cm" svg:y="7.985cm">
                <draw:image xlink:href="Pictures/1000000100000259000001AF2EEE52B49288FA20.png" xlink:type="simple" xlink:show="embed" xlink:actuate="onLoad" draw:mime-type="image/png">
                  <text:p/>
                </draw:image>
              </draw:frame>
              <draw:frame draw:style-name="gr1" draw:text-style-name="P1" draw:layer="layout" svg:width="2.256cm" svg:height="1.38cm" svg:x="2.506cm" svg:y="8.127cm">
                <draw:image xlink:href="Pictures/100000010000024E000001698F2196869289F33C.png" xlink:type="simple" xlink:show="embed" xlink:actuate="onLoad" draw:mime-type="image/png">
                  <text:p/>
                </draw:image>
              </draw:frame>
            </draw:g>
            <draw:frame draw:style-name="gr2" draw:text-style-name="P3" draw:layer="layout" svg:width="1.539cm" svg:height="0.725cm" svg:x="2.865cm" svg:y="9.584cm">
              <draw:text-box>
                <text:p text:style-name="P2">users</text:p>
              </draw:text-box>
            </draw:frame>
          </draw:g>
        </draw:g>
        <draw:g xml:id="id3" draw:id="id3">
          <draw:g>
            <draw:frame draw:style-name="gr1" draw:text-style-name="P1" draw:layer="layout" svg:width="2.32cm" svg:height="1.664cm" svg:x="7.617cm" svg:y="7.885cm">
              <draw:image xlink:href="Pictures/1000000100000259000001AF2EEE52B49288FA20.png" xlink:type="simple" xlink:show="embed" xlink:actuate="onLoad" draw:mime-type="image/png">
                <text:p/>
              </draw:image>
            </draw:frame>
            <draw:frame draw:style-name="gr1" draw:text-style-name="P1" draw:layer="layout" svg:width="2.256cm" svg:height="1.38cm" svg:x="7.649cm" svg:y="8.027cm">
              <draw:image xlink:href="Pictures/100000010000024E000001698F2196869289F33C.png" xlink:type="simple" xlink:show="embed" xlink:actuate="onLoad" draw:mime-type="image/png">
                <text:p/>
              </draw:image>
            </draw:frame>
          </draw:g>
          <draw:frame draw:style-name="gr2" draw:text-style-name="P3" draw:layer="layout" svg:width="1.899cm" svg:height="0.725cm" svg:x="7.828cm" svg:y="9.482cm">
            <draw:text-box>
              <text:p text:style-name="P2">content</text:p>
            </draw:text-box>
          </draw:frame>
        </draw:g>
        <draw:g xml:id="id4" draw:id="id4">
          <draw:g>
            <draw:frame draw:style-name="gr1" draw:text-style-name="P1" draw:layer="layout" svg:width="2.32cm" svg:height="1.664cm" svg:x="12.317cm" svg:y="7.91cm">
              <draw:image xlink:href="Pictures/1000000100000259000001AF2EEE52B49288FA20.png" xlink:type="simple" xlink:show="embed" xlink:actuate="onLoad" draw:mime-type="image/png">
                <text:p/>
              </draw:image>
            </draw:frame>
            <draw:frame draw:style-name="gr1" draw:text-style-name="P1" draw:layer="layout" svg:width="2.256cm" svg:height="1.38cm" svg:x="12.349cm" svg:y="8.052cm">
              <draw:image xlink:href="Pictures/100000010000024E000001698F2196869289F33C.png" xlink:type="simple" xlink:show="embed" xlink:actuate="onLoad" draw:mime-type="image/png">
                <text:p/>
              </draw:image>
            </draw:frame>
          </draw:g>
          <draw:frame draw:style-name="gr2" draw:text-style-name="P3" draw:layer="layout" svg:width="1.209cm" svg:height="0.725cm" svg:x="12.873cm" svg:y="9.482cm">
            <draw:text-box>
              <text:p text:style-name="P2">cart</text:p>
            </draw:text-box>
          </draw:frame>
        </draw:g>
        <draw:connector draw:style-name="gr3" draw:text-style-name="P4" draw:layer="layout" draw:type="curve" svg:x1="8.777cm" svg:y1="11.477cm" svg:x2="3.634cm" svg:y2="10.309cm" draw:start-shape="id1" draw:start-glue-point="0" draw:end-shape="id2" draw:end-glue-point="2" svg:d="M8777 11477c0-876-5143-292-5143-1168" svg:viewBox="0 0 5144 1169">
          <text:p/>
        </draw:connector>
        <draw:connector draw:style-name="gr4" draw:text-style-name="P4" draw:layer="layout" draw:type="curve" svg:x1="8.777cm" svg:y1="11.477cm" svg:x2="8.777cm" svg:y2="10.207cm" draw:start-shape="id1" draw:start-glue-point="0" draw:end-shape="id3" draw:end-glue-point="2" svg:d="M8777 11477v-1270" svg:viewBox="0 0 1 1271">
          <text:p/>
        </draw:connector>
        <draw:connector draw:style-name="gr5" draw:text-style-name="P4" draw:layer="layout" draw:type="curve" svg:x1="8.777cm" svg:y1="11.477cm" svg:x2="13.477cm" svg:y2="10.207cm" draw:start-shape="id1" draw:start-glue-point="0" draw:end-shape="id4" draw:end-glue-point="2" svg:d="M8777 11477c0-952 4700-318 4700-1270" svg:viewBox="0 0 4701 1271">
          <text:p/>
        </draw:connector>
        <draw:connector draw:style-name="gr6" draw:text-style-name="P4" draw:layer="layout" draw:type="curve" svg:x1="3.634cm" svg:y1="7.985cm" svg:x2="2.256cm" svg:y2="7.032cm" draw:start-shape="id2" draw:start-glue-point="0" draw:end-shape="id5" draw:end-glue-point="2" svg:d="M3634 7985c0-714-1378-238-1378-953" svg:viewBox="0 0 1379 954">
          <text:p/>
        </draw:connector>
        <draw:connector draw:style-name="gr7" draw:text-style-name="P4" draw:layer="layout" draw:type="curve" svg:x1="8.777cm" svg:y1="7.885cm" svg:x2="8.741cm" svg:y2="6.715cm" draw:start-shape="id3" draw:start-glue-point="0" draw:end-shape="id6" draw:end-glue-point="2" svg:d="M8777 7885c0-877-36-293-36-1170" svg:viewBox="0 0 37 1171">
          <text:p/>
        </draw:connector>
        <draw:connector draw:style-name="gr8" draw:text-style-name="P4" draw:layer="layout" draw:type="curve" svg:x1="3.634cm" svg:y1="7.985cm" svg:x2="5.9cm" svg:y2="4.175cm" draw:start-shape="id2" draw:start-glue-point="0" draw:end-shape="id7" draw:end-glue-point="2" svg:d="M3634 7985c0-2857 2266-953 2266-3810" svg:viewBox="0 0 2267 3811">
          <text:p/>
        </draw:connector>
        <draw:connector draw:style-name="gr9" draw:text-style-name="P4" draw:layer="layout" draw:type="curve" svg:x1="13.477cm" svg:y1="7.91cm" svg:x2="15.724cm" svg:y2="6.397cm" draw:start-shape="id4" draw:start-glue-point="0" draw:end-shape="id8" draw:end-glue-point="2" svg:d="M13477 7910c0-1134 2247-378 2247-1513" svg:viewBox="0 0 2248 1514">
          <text:p/>
        </draw:connector>
        <draw:connector draw:style-name="gr10" draw:text-style-name="P4" draw:layer="layout" draw:type="curve" svg:x1="13.477cm" svg:y1="7.91cm" svg:x2="6.919cm" svg:y2="3.124cm" draw:start-shape="id4" draw:start-glue-point="0" draw:end-shape="id7" draw:end-glue-point="1" svg:d="M13477 7910c0-3191-2186-4786-6558-4786" svg:viewBox="0 0 6559 4787">
          <text:p/>
        </draw:connector>
        <draw:frame draw:style-name="gr2" draw:text-style-name="P5" draw:layer="layout" svg:width="1.946cm" svg:height="0.645cm" svg:x="1.204cm" svg:y="4.81cm">
          <draw:text-box>
            <text:p><text:span text:style-name="T1">ro replica</text:span></text:p>
          </draw:text-box>
        </draw:frame>
        <draw:frame draw:style-name="gr2" draw:text-style-name="P5" draw:layer="layout" svg:width="1.946cm" svg:height="0.645cm" svg:x="7.831cm" svg:y="4.492cm">
          <draw:text-box>
            <text:p><text:span text:style-name="T1">ro replica</text:span></text:p>
          </draw:text-box>
        </draw:frame>
        <draw:frame draw:style-name="gr2" draw:text-style-name="P7" draw:layer="layout" svg:width="2.534cm" svg:height="0.569cm" svg:x="3.75cm" svg:y="5.828cm">
          <draw:text-box>
            <text:p text:style-name="P6"><text:span text:style-name="T2">user registration</text:span></text:p>
          </draw:text-box>
        </draw:frame>
        <draw:frame draw:style-name="gr2" draw:text-style-name="P7" draw:layer="layout" svg:width="1.73cm" svg:height="0.569cm" svg:x="1.839cm" svg:y="7.35cm">
          <draw:text-box>
            <text:p text:style-name="P6"><text:span text:style-name="T2">user login</text:span></text:p>
          </draw:text-box>
        </draw:frame>
        <draw:frame draw:style-name="gr2" draw:text-style-name="P7" draw:layer="layout" svg:width="2.221cm" svg:height="0.569cm" svg:x="7.872cm" svg:y="7.098cm">
          <draw:text-box>
            <text:p text:style-name="P6"><text:span text:style-name="T2">query content</text:span></text:p>
          </draw:text-box>
        </draw:frame>
        <draw:frame draw:style-name="gr2" draw:text-style-name="P7" draw:layer="layout" svg:width="3.923cm" svg:height="0.569cm" svg:x="13.587cm" svg:y="7.098cm">
          <draw:text-box>
            <text:p text:style-name="P6"><text:span text:style-name="T2">CRUD users’ shopping cart</text:span></text:p>
          </draw:text-box>
        </draw:frame>
        <draw:frame draw:style-name="gr2" draw:text-style-name="P7" draw:layer="layout" svg:width="3.148cm" svg:height="0.569cm" svg:x="10.729cm" svg:y="4.241cm">
          <draw:text-box>
            <text:p text:style-name="P6"><text:span text:style-name="T2">purchase registration</text:span></text:p>
          </draw:text-box>
        </draw:frame>
        <draw:g xml:id="id9" draw:id="id9">
          <draw:g>
            <draw:frame draw:style-name="gr1" draw:text-style-name="P1" draw:layer="layout" svg:width="2.32cm" svg:height="1.664cm" svg:x="17.827cm" svg:y="7.91cm">
              <draw:image xlink:href="Pictures/1000000100000259000001AF2EEE52B49288FA20.png" xlink:type="simple" xlink:show="embed" xlink:actuate="onLoad" draw:mime-type="image/png">
                <text:p/>
              </draw:image>
            </draw:frame>
            <draw:frame draw:style-name="gr1" draw:text-style-name="P1" draw:layer="layout" svg:width="2.256cm" svg:height="1.38cm" svg:x="17.859cm" svg:y="8.052cm">
              <draw:image xlink:href="Pictures/100000010000024E000001698F2196869289F33C.png" xlink:type="simple" xlink:show="embed" xlink:actuate="onLoad" draw:mime-type="image/png">
                <text:p/>
              </draw:image>
            </draw:frame>
          </draw:g>
          <draw:frame draw:style-name="gr2" draw:text-style-name="P3" draw:layer="layout" svg:width="1.755cm" svg:height="0.725cm" svg:x="18.11cm" svg:y="9.482cm">
            <draw:text-box>
              <text:p text:style-name="P2">events</text:p>
            </draw:text-box>
          </draw:frame>
        </draw:g>
        <draw:frame draw:style-name="gr1" draw:text-style-name="P1" xml:id="id10" draw:id="id10" draw:layer="layout" svg:width="2.041cm" svg:height="1.723cm" svg:x="18.009cm" svg:y="4.81cm">
          <draw:image xlink:href="Pictures/100000010000013400000104B5EA9818AC4BCC77.png" xlink:type="simple" xlink:show="embed" xlink:actuate="onLoad" draw:mime-type="image/png">
            <text:p/>
          </draw:image>
        </draw:frame>
        <draw:connector draw:style-name="gr5" draw:text-style-name="P4" draw:layer="layout" draw:type="curve" svg:x1="18.987cm" svg:y1="7.91cm" svg:x2="19.029cm" svg:y2="6.533cm" draw:start-shape="id9" draw:start-glue-point="0" draw:end-shape="id10" draw:end-glue-point="2" svg:d="M18987 7910c0-1032 42-344 42-1377" svg:viewBox="0 0 43 137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9T12:09:57.539528958</meta:creation-date>
    <dc:date>2022-08-29T12:30:14.177186682</dc:date>
    <meta:editing-duration>PT9M35S</meta:editing-duration>
    <meta:editing-cycles>1</meta:editing-cycles>
    <meta:generator>LibreOffice/7.3.4.2$Linux_X86_64 LibreOffice_project/30$Build-2</meta:generator>
    <meta:document-statistic meta:object-count="43"/>
  </office:meta>
</office:document-meta>
</file>